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Georgia" fo:font-size="18pt" fo:font-weight="bold" officeooo:rsid="0000c28c" officeooo:paragraph-rsid="0000c28c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7eae" officeooo:paragraph-rsid="0005b828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style:font-size-asian="10pt" style:font-size-complex="10pt"/>
    </style:style>
    <style:style style:name="T8" style:family="text">
      <style:text-properties fo:color="#666666" loext:opacity="100%" officeooo:rsid="00026bc3"/>
    </style:style>
    <style:style style:name="T9" style:family="text">
      <style:text-properties fo:color="#666666" loext:opacity="100%" officeooo:rsid="00043581"/>
    </style:style>
    <style:style style:name="T10" style:family="text">
      <style:text-properties fo:color="#666666" loext:opacity="100%" style:font-name="Georgia" fo:font-weight="normal" style:font-weight-asian="normal" style:font-weight-complex="normal"/>
    </style:style>
    <style:style style:name="T11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color="#000000" loext:opacity="100%" fo:font-weight="normal" officeooo:rsid="00027eae" style:font-weight-asian="normal" style:font-weight-complex="normal"/>
    </style:style>
    <style:style style:name="T14" style:family="text">
      <style:text-properties fo:color="#000000" loext:opacity="100%" fo:font-weight="normal" officeooo:rsid="0007ef1a" style:font-weight-asian="normal" style:font-weight-complex="normal"/>
    </style:style>
    <style:style style:name="T15" style:family="text">
      <style:text-properties fo:color="#000000" loext:opacity="100%" fo:font-weight="normal" officeooo:rsid="0009b6cc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27eae" style:font-weight-asian="bold" style:font-weight-complex="bold"/>
    </style:style>
    <style:style style:name="T18" style:family="text">
      <style:text-properties fo:font-weight="bold" officeooo:rsid="0004b79c" style:font-weight-asian="bold" style:font-weight-complex="bold"/>
    </style:style>
    <style:style style:name="T19" style:family="text">
      <style:text-properties fo:font-weight="bold" officeooo:rsid="0006315a" style:font-weight-asian="bold" style:font-weight-complex="bold"/>
    </style:style>
    <style:style style:name="T20" style:family="text">
      <style:text-properties fo:font-weight="bold" officeooo:rsid="0006d7b1" style:font-weight-asian="bold" style:font-weight-complex="bold"/>
    </style:style>
    <style:style style:name="T21" style:family="text">
      <style:text-properties officeooo:rsid="00027eae"/>
    </style:style>
    <style:style style:name="T22" style:family="text">
      <style:text-properties officeooo:rsid="0004b79c"/>
    </style:style>
    <style:style style:name="T23" style:family="text">
      <style:text-properties officeooo:rsid="0005b828"/>
    </style:style>
    <style:style style:name="T24" style:family="text">
      <style:text-properties style:font-name="Georgia"/>
    </style:style>
    <style:style style:name="T25" style:family="text">
      <style:text-properties officeooo:rsid="0006d7b1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9b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<text:span text:style-name="T1">SCANU</text:span></text:p>
      <text:p text:style-name="P2"><text:span text:style-name="T5">Software Engineer &amp; </text:span><text:span text:style-name="T2">Web Developer | </text:span><text:a xlink:type="simple" xlink:href="mailto:danielscanu@zohomail.eu" text:style-name="Internet_20_link" text:visited-style-name="Visited_20_Internet_20_Link"><text:span text:style-name="T26">danielscanu@zohomail.eu</text:span></text:a><text:span text:style-name="T2"> | Trondheim, Norway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25"/>
      <text:p text:style-name="P7">Skills</text:p>
      <text:p text:style-name="P26"><text:span text:style-name="T1">Languages:</text:span><text:tab/><text:tab/><text:span text:style-name="T12">Python, JavaScript, TypeScript, Rust, Java, C, </text:span><text:span text:style-name="T14">C++, </text:span><text:span text:style-name="T12">SASS, CSS, HTML, SQL</text:span></text:p>
      <text:p text:style-name="P26"><text:span text:style-name="T1">Technologies:</text:span><text:tab/><text:tab/><text:span text:style-name="T12">Vue, React, NodeJS, Vite, Express, Rocket, MongoDB, </text:span><text:span text:style-name="T14">GraphQL, NextJS, </text:span><text:span text:style-name="T13">Astro</text:span><text:span text:style-name="T12">, Flask, Git, <text:tab/><text:tab/><text:tab/></text:span><text:span text:style-name="T15">Linux, </text:span><text:span text:style-name="T12">Shell</text:span></text:p>
      <text:p text:style-name="P19"/>
      <text:p text:style-name="P8">Professional Experience</text:p>
      <text:p text:style-name="P11">Full Stack Developer – <text:span text:style-name="T21">Back office team<text:tab/><text:tab/><text:tab/><text:tab/><text:tab/><text:tab/> <text:s text:c="3"/><text:tab/> </text:span><text:span text:style-name="T9">Trondheim, Norway</text:span></text:p>
      <text:p text:style-name="P22">Way AS<text:tab/><text:tab/><text:tab/><text:tab/><text:tab/><text:tab/><text:tab/><text:tab/><text:tab/><text:tab/> <text:s text:c="2"/><text:tab/> <text:s text:c="2"/><text:span text:style-name="T4">Aug 2022 - Current</text:span></text:p>
      <text:p text:style-name="P3">Simulator-based driving school</text:p>
      <text:p text:style-name="P11">• <text:span text:style-name="T22">Handle users’ data with </text:span><text:span text:style-name="T18">real-time GraphQL queries &amp; mutations</text:span></text:p>
      <text:p text:style-name="P11">• <text:span text:style-name="T22">Architect &amp; build </text:span><text:span text:style-name="T18">booking &amp; payment infrastructure</text:span><text:span text:style-name="T22"> with custom interface</text:span></text:p>
      <text:p text:style-name="P11">• <text:span text:style-name="T22">Develop </text:span><text:span text:style-name="T18">front-end interface</text:span><text:span text:style-name="T22"> from Figma design sketches &amp; design system</text:span></text:p>
      <text:p text:style-name="P11">• <text:span text:style-name="T22">Create </text:span><text:span text:style-name="T18">cross-platform mobile student app</text:span><text:span text:style-name="T22"> to automatically handle bookings &amp; payments</text:span></text:p>
      <text:p text:style-name="P13">• <text:span text:style-name="T25">Set up </text:span><text:span text:style-name="T20">administration pipelines</text:span><text:span text:style-name="T25"> to handle automatic app versioning and building</text:span></text:p>
      <text:p text:style-name="P12">• <text:span text:style-name="T22">Integration with </text:span><text:span text:style-name="T18">payment providers</text:span><text:span text:style-name="T22">, </text:span><text:span text:style-name="T18">Google Firebase</text:span><text:span text:style-name="T22"> and </text:span><text:span text:style-name="T18">Google Cloud</text:span><text:span text:style-name="T22"> platforms</text:span></text:p>
      <text:p text:style-name="P14">• <text:span text:style-name="T19">Helped company business growth</text:span></text:p>
      <text:p text:style-name="P12"/>
      <text:p text:style-name="P17">Software engineer – Python tutor<text:tab/><text:tab/><text:tab/><text:tab/><text:tab/><text:tab/><text:tab/><text:tab/> <text:s text:c="12"/><text:tab/> <text:s text:c="10"/><text:span text:style-name="T1">Remote</text:span></text:p>
      <text:p text:style-name="P22">Freelancer<text:tab/><text:tab/><text:tab/><text:tab/><text:tab/><text:tab/><text:tab/><text:tab/><text:tab/> <text:s text:c="13"/><text:span text:style-name="T3">J</text:span><text:span text:style-name="T2">ul 2020 – </text:span><text:span text:style-name="T3">Current</text:span></text:p>
      <text:p text:style-name="P5"><text:span text:style-name="T21">Programmer</text:span> and private tutor</text:p>
      <text:p text:style-name="P11">• <text:span text:style-name="T21">Work for </text:span><text:span text:style-name="T17">hundreds of private customers</text:span><text:span text:style-name="T21"> all over the world</text:span></text:p>
      <text:p text:style-name="P11">• <text:span text:style-name="T21">Several different fields: AI &amp; ML, </text:span><text:span text:style-name="T17">Web development</text:span><text:span text:style-name="T21">, GUI development, Data Science</text:span></text:p>
      <text:p text:style-name="P11">• <text:span text:style-name="T21">Advanced </text:span><text:span text:style-name="T17">tutoring sessions</text:span><text:span text:style-name="T21"> about Python and general computer science main concepts</text:span></text:p>
      <text:p text:style-name="P12">• <text:span text:style-name="T17">Hundreds of 5-star reviews</text:span></text:p>
      <text:p text:style-name="P18"/>
      <text:p text:style-name="P18">Full Stack Developer – Developer team<text:tab/><text:tab/><text:tab/><text:tab/><text:tab/><text:tab/><text:tab/> <text:s text:c="14"/><text:span text:style-name="T8">Italy, Remote</text:span></text:p>
      <text:p text:style-name="P23">pianobit s.r.l<text:tab/><text:tab/><text:tab/><text:tab/><text:tab/><text:tab/><text:tab/><text:tab/><text:tab/> <text:s text:c="9"/><text:span text:style-name="T2">June 2021 - </text:span><text:span text:style-name="T3">July</text:span><text:span text:style-name="T2"> 202</text:span><text:span text:style-name="T3">2</text:span></text:p>
      <text:p text:style-name="P4">NodeJS Full Stack web application development – SaaS company</text:p>
      <text:p text:style-name="P15">• Built <text:span text:style-name="T16">back-end</text:span> microservices architecture <text:span text:style-name="T22">with custom authentication and cryptography</text:span></text:p>
      <text:p text:style-name="P15">• Led project to develop <text:span text:style-name="T16">front-end</text:span> interface with Vue and Vuex <text:span text:style-name="T22">for file sharing</text:span></text:p>
      <text:p text:style-name="P15">• Contributed to <text:span text:style-name="T16">real-time</text:span> trading application, <text:span text:style-name="T22">handling socket connections and real time feeds</text:span></text:p>
      <text:p text:style-name="P16">• <text:span text:style-name="T17">Result in</text:span><text:span text:style-name="T21"> </text:span><text:span text:style-name="T17">100% satisfaction from customer</text:span></text:p>
      <text:p text:style-name="P20"/>
      <text:p text:style-name="P9">Projects</text:p>
      <text:p text:style-name="P24"><text:span text:style-name="T24">Freelancer website <text:s text:c="12"/><text:tab/><text:tab/><text:tab/></text:span><text:span text:style-name="T10"><text:tab/><text:tab/><text:tab/><text:tab/><text:tab/><text:tab/> <text:s text:c="16"/></text:span><text:a xlink:type="simple" xlink:href="https://ddaniel.dev/" text:style-name="Internet_20_link" text:visited-style-name="Visited_20_Internet_20_Link"><text:span text:style-name="T11">ddaniel.dev</text:span></text:a></text:p>
      <text:p text:style-name="P6">My freelancing website to reach out to new clients</text:p>
      <text:p text:style-name="P11">• <text:span text:style-name="T23">Astro, SASS, Express</text:span></text:p>
      <text:p text:style-name="P24"><text:span text:style-name="T24">Personal portfolio<text:tab/><text:tab/><text:tab/><text:tab/><text:tab/><text:tab/><text:tab/><text:tab/> <text:s text:c="10"/><text:tab/> <text:s text:c="8"/></text:span><text:a xlink:type="simple" xlink:href="https://myphz.github.io/Myphz" text:style-name="Internet_20_link" text:visited-style-name="Visited_20_Internet_20_Link"><text:span text:style-name="T10">myphz.github.io/Myphz</text:span></text:a></text:p>
      <text:p text:style-name="P6">My personal website, to showcase my skills and projects</text:p>
      <text:p text:style-name="P11">• React + Typescript, Rust + Rocket, SASS</text:p>
      <text:p text:style-name="P24"><text:span text:style-name="T24">wwwallet<text:tab/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0">wwwallet.app</text:span></text:a></text:p>
      <text:p text:style-name="P6">Cryptocurrency trading &amp; investments tracking web and mobile app, updated real-time</text:p>
      <text:p text:style-name="P11">• Vue + Pinia, Express, MongoDB, SASS</text:p>
      <text:p text:style-name="P24"><text:span text:style-name="T24">Sort Visualizer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0">sortvisualizer.com</text:span></text:a></text:p>
      <text:p text:style-name="P6">Web application to display and animate 15+ sorting algorithms</text:p>
      <text:p text:style-name="P11">• Vanilla JavaScript, Flask, CSS</text:p>
      <text:p text:style-name="P11"/>
      <text:p text:style-name="P10">Education</text:p>
      <text:p text:style-name="P21">ITIS Cuneo Delpozzo – Computer Science and Telecommunications<text:tab/><text:tab/><text:tab/><text:tab/> <text:s text:c="14"/><text:span text:style-name="T7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2.0098in" style:num-format="1" style:print-orientation="portrait" fo:margin-top="0.2902in" fo:margin-bottom="0.2902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2-12-13T20:51:07.523166132</dc:date>
    <meta:editing-duration>PT33M12S</meta:editing-duration>
    <meta:editing-cycles>8</meta:editing-cycles>
    <meta:generator>LibreOffice/7.4.3.2$Linux_X86_64 LibreOffice_project/40$Build-2</meta:generator>
    <meta:document-statistic meta:table-count="0" meta:image-count="0" meta:object-count="0" meta:page-count="1" meta:paragraph-count="45" meta:word-count="336" meta:character-count="2610" meta:non-whitespace-character-count="2030"/>
  </office:meta>
</office:document-meta>
</file>